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3.1500in"/>
          <style:tab-stop style:position="6.3000in"/>
        </style:tab-stops>
      </style:paragraph-properties>
      <style:text-properties style:font-name="Times" fo:font-size="11.0pt"/>
    </style:style>
    <style:style style:name="P2" style:family="paragraph" style:parent-style-name="Standard">
      <style:paragraph-properties fo:margin-top="0.1667in" fo:text-align="center"/>
      <style:text-properties style:font-name="Times" fo:font-size="18.0pt" fo:color="#2e74b5"/>
    </style:style>
    <style:style style:name="P3" style:family="paragraph" style:parent-style-name="Standard">
      <style:paragraph-properties fo:margin-top="0.0277in"/>
      <style:text-properties style:font-name="Times" fo:font-size="13.0pt" fo:color="#2e74b5"/>
    </style:style>
    <style:style style:name="P4" style:family="paragraph" style:parent-style-name="Standard">
      <style:paragraph-properties fo:margin-bottom="0.1111in" fo:line-height="107%"/>
      <style:text-properties style:font-name="Times" fo:font-size="11.0pt"/>
    </style:style>
    <style:style style:name="P5" style:family="paragraph" style:parent-style-name="Standard">
      <style:paragraph-properties fo:margin-bottom="0.1111in" fo:line-height="107%"/>
      <style:text-properties style:font-name="Times" fo:font-size="11.0pt" fo:color="#5a5a5a"/>
    </style:style>
    <style:style style:name="P6" style:family="paragraph" style:parent-style-name="Standard">
      <style:paragraph-properties fo:margin-bottom="0.1111in" fo:margin-left="0.5000in" fo:text-indent="-0.5000in" fo:line-height="107%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5a5a5a"/>
    </style:style>
    <style:style style:name="P7" style:family="paragraph" style:parent-style-name="Standard">
      <style:paragraph-properties fo:margin-bottom="0.1111in" fo:text-indent="0.4917in" fo:line-height="107%"/>
      <style:text-properties style:font-name="Times" fo:font-size="11.0pt" fo:color="#5a5a5a"/>
    </style:style>
    <style:style style:name="T1" style:family="text">
      <style:text-properties fo:font-style="italic" fo:font-style-asian="italic" fo:font-style-complex="italic" fo:letter-spacing="0.0000in"/>
    </style:style>
    <style:style style:name="T2" style:family="text">
      <style:text-properties fo:font-style="italic" fo:font-style-asian="italic" fo:font-style-complex="italic" fo:font-weight="bold" fo:font-weight-asian="bold" fo:font-weight-complex="bold" style:text-underline-style="solid"/>
    </style:style>
    <style:style style:name="T3" style:family="text">
      <style:text-properties fo:letter-spacing="0.0104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bullet text:level="1" text:bullet-char="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De Ceuleneer Anne</text:span></text:p>
      <text:p text:style-name="P1"><text:span text:style-name="T1">Selleslagh Tom <text:s text:c="137"/>2015</text:span></text:p>
      <text:p text:style-name="P1"><text:span text:style-name="T1">Vandekerkhove Clément</text:span></text:p>
      <text:p text:style-name="P1"><text:span text:style-name="T1">Van den Hove Guillaume</text:span></text:p>
      <text:p text:style-name="P1"><text:span text:style-name="T1">Van Haelen Alexis</text:span></text:p>
      <text:p text:style-name="P1"><text:span text:style-name="T1">Wéry Benoit</text:span></text:p>
      <text:p text:style-name="P1"/>
      <text:p text:style-name="P1"/>
      <text:p text:style-name="P2"><text:span text:style-name="T2">Rapport du projet d’informatique :</text:span></text:p>
      <text:p text:style-name="P3"/>
      <text:p text:style-name="P3">Idée de base : </text:p>
      <text:p text:style-name="P4"/>
      <text:p text:style-name="P5"><text:span text:style-name="T3">Réhabiliter des écrans tactiles dispersés dans les bâtiments de l’ECAM pour les remettre à disposition des étudiants.</text:span></text:p>
      <text:p text:style-name="P5"><text:span text:style-name="T3">Notre projet de base comportait 4 idées, nous nous sommes donc réunis en 3 binômes pour venir à bien du travail considérable.</text:span></text:p>
      <text:p text:style-name="P3">Team « de garde » :</text:p>
      <text:p text:style-name="P4"/>
      <text:p text:style-name="P5"><text:span text:style-name="T3">La page de garde est primordiale car elle donne un premier aperçu du projet. Elle comporte moult informations intéressante à tout étudiant ou visiteur de l’école.</text:span></text:p>
      <text:p text:style-name="P5"><text:span text:style-name="T3">Elle correspond au mode veille des écrans, c’est pourquoi un slide show défile en permanence pour montrer des informations de base en continu.</text:span></text:p>
      <text:p text:style-name="P5"><text:span text:style-name="T3">La page comporte :<text:tab/><text:s/></text:span></text:p>
      <text:list text:style-name="L1">
        <text:list-item>
          <text:p text:style-name="P6"><text:span text:style-name="T3">Les horaires de la STIB des 2 prochains métros qui quitte le site Alma, ainsi que le bus 79.</text:span></text:p>
        </text:list-item>
        <text:list-item>
          <text:p text:style-name="P6"><text:span text:style-name="T3">Un « coin météo du jour » ( pour savoir si on mange en salle poly, ou à l’extérieur pendant la pause ).</text:span></text:p>
        </text:list-item>
        <text:list-item>
          <text:p text:style-name="P6"><text:span text:style-name="T3">Le fameux slide show.</text:span></text:p>
        </text:list-item>
        <text:list-item>
          <text:p text:style-name="P6"><text:span text:style-name="T3">Des liens vers les autres pages (horaires, vie de l’étudiant, …).</text:span></text:p>
        </text:list-item>
      </text:list>
      <text:p text:style-name="P5"><text:span text:style-name="T3">Cette partie sert de ‘’ciment’’ aux différents pôles du projet.</text:span></text:p>
      <text:p text:style-name="P5"><text:span text:style-name="T3">Tous les boutons « Retour » nous ramènent sur cette page.</text:span></text:p>
      <text:p text:style-name="P5"><text:span text:style-name="T3">Le tout est pensé dans un esprit d’utilisation intuitive.</text:span></text:p>
      <text:p text:style-name="P3">Team « Horaire » :</text:p>
      <text:p text:style-name="P4"/>
      <text:p text:style-name="P5"><text:span text:style-name="T3">L’interface graphique prévue permet d’encoder son matricule pour lancer une recherche.</text:span></text:p>
      <text:p text:style-name="P5"><text:span text:style-name="T3">Elle revoit l’horaire personnel de cours composé de : </text:span></text:p>
      <text:list text:style-name="L1">
        <text:list-item>
          <text:p text:style-name="P6"><text:span text:style-name="T3">L’intitulé du cours (trigramme).</text:span></text:p>
        </text:list-item>
        <text:list-item>
          <text:p text:style-name="P6"><text:span text:style-name="T3">La durée du cours.</text:span></text:p>
        </text:list-item>
        <text:list-item>
          <text:p text:style-name="P6"><text:span text:style-name="T3">L’heure.</text:span></text:p>
        </text:list-item>
        <text:list-item>
          <text:p text:style-name="P6"><text:span text:style-name="T3">Le local prévu.</text:span></text:p>
        </text:list-item>
        <text:list-item>
          <text:p text:style-name="P6"><text:span text:style-name="T3">Le trigramme du professeur.</text:span></text:p>
        </text:list-item>
      </text:list>
      <text:p text:style-name="P5"><text:span text:style-name="T3">Elle permet donc un visuel clair et précis de l’emploi du temps de la journée.</text:span></text:p>
      <text:p text:style-name="P3">Team « vie de l’étudiant » :</text:p>
      <text:p text:style-name="P4"/>
      <text:p text:style-name="P5"><text:span text:style-name="T3">Cette page comporte 3 vollets utiles à tout étudiant qui se respecte.</text:span></text:p>
      <text:list text:style-name="L2">
        <text:list-item>
          <text:p text:style-name="P6"><text:span text:style-name="T3">Pôle ECAM.</text:span></text:p>
        </text:list-item>
        <text:list-item>
          <text:p text:style-name="P6"><text:span text:style-name="T3">Pôle PECAM.</text:span></text:p>
        </text:list-item>
        <text:list-item>
          <text:p text:style-name="P6"><text:span text:style-name="T3">Pôle Vulcania.</text:span></text:p>
        </text:list-item>
      </text:list>
      <text:p text:style-name="P7"/>
      <text:p text:style-name="P5"><text:span text:style-name="T3">La section Ecam donnes des informations sur les conférences à venir, les relations extérieures, …</text:span></text:p>
      <text:p text:style-name="P5"><text:span text:style-name="T3">Le pôle Vucania (cercle estudiantin de l’école) donnes des informations sur les soirées prévues et sur les animations organisées ainsi qu’une version PDF du dernier PITCH.</text:span></text:p>
      <text:p text:style-name="P5"><text:span text:style-name="T3">Enfin, le PECAM donne des comptes-rendus des compétitions auxquelles notre école prend part, des appels aux idées ou aux participants pour différents projets (ex : Revue).</text:span></text:p>
      <text:p text:style-name="P7"><text:span text:style-name="T3">Et pour finir un calendrier des activités à venir (petit déjeuner, …).</text:span></text:p>
      <text:p text:style-name="P7"/>
      <text:p text:style-name="P3">Team « situation et GPS » :</text:p>
      <text:p text:style-name="P7"/>
      <text:p text:style-name="P5"><text:span text:style-name="T3">Notre projet de base comportait une 4ieme idée qui n’a malheureusement pas abouti. Le travail aurait dépassé largement les limites du cours et le temps mis à notre disposition pour venir à bien du projet.</text:span></text:p>
      <text:p text:style-name="P5"><text:span text:style-name="T3">Nous avions envie de localiser chaque écran dans les bâtiments et indiquer le chemin aux visiteurs jusqu’au local demandé par encodage. <text:s/>La manière de guider se serait apparenté à un guidage GP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><text:tab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Anne De Ceuleneer</meta:initial-creator>
  </office:meta>
</office:document-meta>
</file>